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office:value-type="float" office:value="4070002" calcext:value-type="float">
            <text:p>4070002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435" calcext:value-type="float">
            <text:p>623435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807813" calcext:value-type="float">
            <text:p>34807813</text:p>
          </table:table-cell>
          <table:table-cell table:style-name="ce4" office:value-type="float" office:value="63918" calcext:value-type="float">
            <text:p>639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845459" calcext:value-type="float">
            <text:p>384545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office:value-type="float" office:value="4078745" calcext:value-type="float">
            <text:p>4078745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3838" calcext:value-type="float">
            <text:p>623838</text:p>
          </table:table-cell>
          <table:table-cell table:style-name="ce13" office:value-type="percentage" office:value="0.0004" calcext:value-type="percentage">
            <text:p>0.04%</text:p>
          </table:table-cell>
          <table:table-cell table:style-name="ce4" office:value-type="float" office:value="34848068" calcext:value-type="float">
            <text:p>34848068</text:p>
          </table:table-cell>
          <table:table-cell table:style-name="ce4" office:value-type="float" office:value="63943" calcext:value-type="float">
            <text:p>63943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8352" calcext:value-type="float">
            <text:p>384835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office:value-type="float" office:value="4087377" calcext:value-type="float">
            <text:p>4087377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4200" calcext:value-type="float">
            <text:p>624200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887155" calcext:value-type="float">
            <text:p>34887155</text:p>
          </table:table-cell>
          <table:table-cell table:style-name="ce4" office:value-type="float" office:value="63971" calcext:value-type="float">
            <text:p>6397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51848" calcext:value-type="float">
            <text:p>385184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 table:number-rows-repeated="18">
          <table:table-cell table:style-name="ce26" table:number-columns-repeated="7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3" table:number-rows-repeated="104799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5">00/00/0000</text:date>, <text:time style:data-style-name="N2" text:time-value="19:08:01.8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7-15T19:12:41.882000000</dc:date>
    <meta:editing-duration>PT2H21M30S</meta:editing-duration>
    <meta:editing-cycles>26</meta:editing-cycles>
    <meta:generator>LibreOffice/7.1.4.2$Windows_X86_64 LibreOffice_project/a529a4fab45b75fefc5b6226684193eb000654f6</meta:generator>
    <meta:document-statistic meta:table-count="1" meta:cell-count="4522" meta:object-count="0"/>
  </office:meta>
</office:document-meta>
</file>